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2.501cm" fo:margin-right="0cm" fo:text-align="justify" style:justify-single-word="false" fo:text-indent="-0.635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</style:style>
    <style:style style:name="P7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</style:style>
    <style:style style:name="P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ción</text:p>
      <text:p text:style-name="Standard"/>
      <text:p text:style-name="Standard">El marco de desarrollo para aplicaciones web con Linux, Apache y PHP – Kix; surge de los proyectos de investigación emprendidos por el Grupo de Investigación GITEM, de la Universidad Distrital Francisco José de Caldas. Este marco de trabajo utiliza o es compatible con las siguientes herramientas de programación:</text:p>
      <text:p text:style-name="Standard"/>
      <text:p text:style-name="Standard">xajax: Disponible en <text:a xlink:type="simple" xlink:href="http://www.xajax-project.org/">http://www.xajax-project.org/</text:a> </text:p>
      <text:p text:style-name="Standard">jQuery</text:p>
      <text:p text:style-name="Standard"/>
      <text:p text:style-name="Standard"/>
      <text:p text:style-name="Standard">La filosofía de Kixi es servir como marco de trabajo pero a la vez como aplicativo. Con Kixi el propio aplicativo se convierte en un marco de trabajo desde el cual puede ir ampliando la funcionalidad al agregar (o construir) bloques de programa.</text:p>
      <text:p text:style-name="Standard"/>
      <text:p text:style-name="Standard">En su forma más simple Kixi es una biblioteca de clases ordenadas en carpetas (paquetes). La biblioteca, conocida como BCK, se encuentra en el directorio raiz de la aplicación y cada una de las subcarpetas de BCK constituye un paquete. <text:s/>Aunque los nombres de los diretorios pueden ser modificados siempre será necesario tener la clase en la estructura de directorios</text:p>
      <text:p text:style-name="Standard"/>
      <text:p text:style-name="P2">framework-&gt;BCK-&gt;configuracion</text:p>
      <text:p text:style-name="P2"/>
      <text:p text:style-name="P1">Así, la clase variableGeneral.class.php es la única clase dentro de todo el aplicativo que se debe acceder por ruta absoluta. Las demás estarán supeditadas a la configuración del directorio de carpetas.</text:p>
      <text:p text:style-name="P1"/>
      <text:p text:style-name="P1">29 de junio de 2010</text:p>
      <text:p text:style-name="P1"/>
      <text:p text:style-name="P1">En las sesiones de trabajo anteriores se empezó la migración del marco de trabajo a una nueva estructura. <text:s/>El IDE que se está utilizando es Eclipse Helios para C/C++ developers. El ambiente se ha enriquecido al agregarle los complementos para android:</text:p>
      <text:p text:style-name="P1"/>
      <text:p text:style-name="P2"><text:a xlink:type="simple" xlink:href="https://dl-ssl.google.com/android/eclipse/">https://dl-ssl.google.com/android/eclipse/</text:a></text:p>
      <text:p text:style-name="P1">Y PHP:</text:p>
      <text:p text:style-name="P2"><text:a xlink:type="simple" xlink:href="http://download.eclipse.org/tools/pdt/updates/2.2/milestones">http://download.eclipse.org/tools/pdt/updates/2.2/milestones</text:a></text:p>
      <text:p text:style-name="P2"/>
      <text:p text:style-name="P1">El desarrollo es sobre una plataforma GNU/Linux.</text:p>
      <text:p text:style-name="P1"/>
      <text:p text:style-name="P1">Estructura de Kixi</text:p>
      <text:p text:style-name="P1"/>
      <text:p text:style-name="P1">Estructura de directorios</text:p>
      <text:p text:style-name="P1"/>
      <text:list xml:id="list2099434920" text:style-name="L1">
        <text:list-item>
          <text:p text:style-name="P5">configuracion: Carpeta que contiene el archivo principal de configuración para acceder a la base de datos maestro del aplicativo. </text:p>
        </text:list-item>
        <text:list-item>
          <text:p text:style-name="P5">documentacion: Carpeta que contiene la documentación general para la descripción del marco de trabajo y los manuales para la creación de nuevos aplicativos.</text:p>
        </text:list-item>
        <text:list-item>
          <text:p text:style-name="P5">framework</text:p>
          <text:list>
            <text:list-item>
              <text:p text:style-name="P6">BCK: Carpeta con las clases principales que conforman la biblioteca de clases de Kixi.</text:p>
              <text:list>
                <text:list-item>
                  <text:p text:style-name="P7">Configuracion</text:p>
                </text:list-item>
                <text:list-item>
                  <text:p text:style-name="P7"><text:soft-page-break/>estandar</text:p>
                </text:list-item>
                <text:list-item>
                  <text:p text:style-name="P7">instalacion</text:p>
                </text:list-item>
                <text:list-item>
                  <text:p text:style-name="P7">intrusion</text:p>
                </text:list-item>
                <text:list-item>
                  <text:p text:style-name="P7">locale: Para ubicar los archivos de internacionalización.</text:p>
                </text:list-item>
              </text:list>
            </text:list-item>
          </text:list>
        </text:list-item>
      </text:list>
      <text:p text:style-name="P3"/>
      <text:p text:style-name="P4"/>
      <text:p text:style-name="P4">Como trabaja Kixi</text:p>
      <text:p text:style-name="P4"/>
      <text:p text:style-name="P4">En esta sección se describe el funcionamiento del marco de trabajo desde una perspectiva funcional.</text:p>
      <text:p text:style-name="P4"/>
      <text:p text:style-name="P4">Iniciar la aplicación</text:p>
      <text:p text:style-name="P4"/>
      <text:p text:style-name="P4">El punto de entrada a Kixi, o a cualquier aplicativo desarrollado con Kixi, es el archivo index.php que se encuentra en el directorio raíz. Cuando se accede a este archivo se desencadena el siguiente procedimiento:</text:p>
      <text:p text:style-name="P4"/>
      <text:p text:style-name="P4"/>
      <text:list xml:id="list1162094634" text:style-name="L2">
        <text:list-item>
          <text:p text:style-name="P8">Se crea un objeto de la clase Aplicacion.</text:p>
        </text:list-item>
        <text:list-item>
          <text:p text:style-name="P8">El objeto de la clase Aplicacion obtiene las rutas predeterminadas de las carpetas de la aplicación que son proveídas por un objeto de la clase VariableGeneral</text:p>
        </text:list-item>
        <text:list-item>
          <text:p text:style-name="P8">Con esos datos es posible crear un objeto de la clase Inicializador quien se encarga del proceso de iniciar la aplicación.</text:p>
        </text:list-item>
        <text:list-item>
          <text:p text:style-name="P8">El objeto de la clase Inicializador trata de acceder a la base de datos del framework de acuerdo a los datos de config.inc.php. Si es exitoso procede a cargar los datos de configuración, a través de un objeto de la clase Configurador. Si no, instancia un objeto de la clase Instalador que se encarga de la instalación del framework/aplicativo <text:s/></text:p>
        </text:list-item>
        <text:list-item>
          <text:p text:style-name="P8">Cuando los datos de configuración son cargados se ingresa a la aplicación definiendo la página a la cual se desea ingresar, luego se crea un objeto de la clase Autenticador para verificar si la página existe y si la sesión del usuario registrado es válida; esto último lo realiza un objeto de la clase Sesión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ronado</meta:initial-creator>
    <meta:creation-date>2011-06-29T14:53:43</meta:creation-date>
    <dc:date>2012-04-24T14:43:48</dc:date>
    <dc:creator>Paulo Cesar</dc:creator>
    <meta:editing-duration>PT13H3S</meta:editing-duration>
    <meta:editing-cycles>6</meta:editing-cycles>
    <meta:generator>LibreOffice/3.5$Linux_x86 LibreOffice_project/281b639-6baa1d3-ef66a77-d866f25-f36d45f</meta:generator>
    <meta:document-statistic meta:table-count="0" meta:image-count="0" meta:object-count="0" meta:page-count="2" meta:paragraph-count="34" meta:word-count="560" meta:character-count="2103" meta:non-whitespace-character-count="3021"/>
  </office:meta>
</office:document-meta>
</file>